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0pt" officeooo:rsid="00175f92" officeooo:paragraph-rsid="00175f92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0pt" officeooo:rsid="00175f92" officeooo:paragraph-rsid="00175f92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0pt" officeooo:rsid="00175f92" officeooo:paragraph-rsid="00175f9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2pt" officeooo:rsid="00175f92" officeooo:paragraph-rsid="00175f92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FreeSerif" fo:font-size="12pt" fo:font-weight="bold" officeooo:rsid="00175f92" officeooo:paragraph-rsid="00175f92" style:font-size-asian="12pt" style:font-weight-asian="bold" style:font-size-complex="12pt" style:font-weight-complex="bold"/>
    </style:style>
    <style:style style:name="P6" style:family="paragraph" style:parent-style-name="Text_20_body" style:list-style-name="L2">
      <style:paragraph-properties fo:padding="0.0193in" fo:border="0.06pt solid #d9d9e3"/>
    </style:style>
    <style:style style:name="P7" style:family="paragraph" style:parent-style-name="Text_20_body">
      <style:paragraph-properties fo:text-align="start" style:justify-single-word="false"/>
      <style:text-properties style:font-name="FreeSerif" fo:font-size="10pt" officeooo:rsid="00175f92" officeooo:paragraph-rsid="00175f92" style:font-size-asian="8.75pt" style:font-size-complex="10pt"/>
    </style:style>
    <style:style style:name="P8" style:family="paragraph" style:parent-style-name="Text_20_body" style:list-style-name="L1">
      <style:paragraph-properties fo:padding="0.0193in" fo:border="0.06pt solid #d9d9e3"/>
      <style:text-properties style:font-name="FreeSerif" fo:font-size="12pt" officeooo:paragraph-rsid="00175f92" style:font-size-asian="12pt" style:font-size-complex="12pt"/>
    </style:style>
    <style:style style:name="P9" style:family="paragraph" style:parent-style-name="Text_20_body" style:list-style-name="L1">
      <style:paragraph-properties fo:padding="0.0193in" fo:border="0.06pt solid #d9d9e3"/>
      <style:text-properties style:font-name="FreeSerif" officeooo:paragraph-rsid="00175f92"/>
    </style:style>
    <style:style style:name="P10" style:family="paragraph" style:parent-style-name="Text_20_body" style:list-style-name="L1">
      <style:paragraph-properties fo:padding="0.0193in" fo:border="0.06pt solid #d9d9e3"/>
      <style:text-properties style:font-name="FreeSerif"/>
    </style:style>
    <style:style style:name="P11" style:family="paragraph" style:parent-style-name="Text_20_body" style:list-style-name="L2">
      <style:paragraph-properties fo:padding="0.0193in" fo:border="0.06pt solid #d9d9e3"/>
      <style:text-properties style:font-name="FreeSerif"/>
    </style:style>
    <style:style style:name="T1" style:family="text">
      <style:text-properties officeooo:rsid="00175f92"/>
    </style:style>
    <style:style style:name="T2" style:family="text">
      <style:text-properties fo:font-size="10pt" officeooo:rsid="00175f92" style:font-size-asian="8.75pt" style:font-size-complex="10pt"/>
    </style:style>
    <style:style style:name="T3" style:family="text">
      <style:text-properties style:font-name="FreeSeri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IVIDADE 01</text:p>
      <text:p text:style-name="P5">ADMINISTRAÇÃO DE RECURSOS HUMANOS</text:p>
      <text:p text:style-name="P4"/>
      <text:p text:style-name="P3">Nome: MATEUS HENRIQUE SOUZA SILVA</text:p>
      <text:p text:style-name="P3">Matrícula: 2020006841</text:p>
      <text:p text:style-name="P1"/>
      <text:p text:style-name="P7"/>
      <text:list xml:id="list2587206106" text:style-name="L1">
        <text:list-item>
          <text:p text:style-name="P8"><text:span text:style-name="T1">Administração de Recursos Humanos é a gestão estratégica das pessoas em uma organização, envolvendo processos como recrutamento, seleção, treinamento, desenvolvimento, avaliação de desempenho, remuneração e benefícios, entre outros.</text:span></text:p>
          <text:p text:style-name="P8"/>
        </text:list-item>
        <text:list-item>
          <text:p text:style-name="P9">Obter conhecimento e prática em RH é relevante para todos os gestores na atualidade porque as pessoas são um dos principais ativos de uma organização, e a gestão efetiva desses recursos é essencial para alcançar os objetivos estratégicos da empresa. Além disso, a competição por talentos qualificados no mercado de trabalho exige que as empresas tenham uma abordagem estratégica para a gestão de RH.</text:p>
          <text:p text:style-name="P9"/>
        </text:list-item>
        <text:list-item>
          <text:p text:style-name="P10">A autoridade de linha é a responsabilidade que os gerentes de linha têm de tomar decisões operacionais em relação às pessoas que trabalham em sua área, enquanto a autoridade de pessoal é a responsabilidade dos gerentes de RH em desenvolver políticas e práticas de RH que apoiem os objetivos estratégicos da empresa. Ambas as autoridades são necessárias para que a administração de RH seja eficaz, e devem trabalhar em conjunto para alcançar os objetivos organizacionais.</text:p>
          <text:p text:style-name="P10"/>
        </text:list-item>
        <text:list-item>
          <text:p text:style-name="P10">A reorganização da função de administração de RH é a mudança nas estruturas organizacionais tradicionais de RH para se tornarem mais ágeis, eficientes e estratégicas. As equipes de RH transacionais são responsáveis pelos processos rotineiros de RH, como pagamento de salários e benefícios. As equipes especializadas são formadas por profissionais de RH com habilidades específicas, como recrutamento e seleção, treinamento e desenvolvimento, e relações trabalhistas. As equipes generalistas têm um conhecimento mais amplo de RH e trabalham com várias áreas dentro da organização. Os centros de excelência são equipes de especialistas em RH que trabalham em projetos estratégicos de RH.</text:p>
          <text:p text:style-name="P10"/>
        </text:list-item>
        <text:list-item>
          <text:p text:style-name="P10">As tendências que estão moldando a Administração de RH atualmente são:</text:p>
        </text:list-item>
      </text:list>
      <text:list xml:id="list2505296305" text:style-name="L2">
        <text:list-item>
          <text:p text:style-name="P6"><text:span text:style-name="T3">Avanços tecnológicos: o uso de tecnologias como inteligência artificial e automação está mudando a forma como as empresas recrutam, selecionam e gerenciam seus funcionários.</text:span></text:p>
        </text:list-item>
        <text:list-item>
          <text:p text:style-name="P11">Natureza do trabalho: as mudanças na natureza do trabalho, como o aumento do trabalho remoto e a flexibilidade no local de trabalho, exigem que as empresas adotem novas abordagens para gerenciar seus funcionários.</text:p>
        </text:list-item>
        <text:list-item>
          <text:p text:style-name="P11">Tendências demográficas e da força de trabalho: o envelhecimento da população, a diversidade e a inclusão no local de trabalho estão mudando a forma como as empresas recrutam e gerenciam seus funcionários.</text:p>
        </text:list-item>
        <text:list-item>
          <text:p text:style-name="P11"><text:soft-page-break/>Globalização e competição: a competição global está exigindo que as empresas tenham uma abordagem mais estratégica para a gestão de RH para atrair e reter talentos qualificados.</text:p>
        </text:list-item>
        <text:list-item>
          <text:p text:style-name="P11">Endividamento e desregulamentação: as mudanças nos regulamentos trabalhistas e a pressão para reduzir custos estão afetando a forma como as empresas gerenciam seus funcionários.</text:p>
        </text:list-item>
        <text:list-item>
          <text:p text:style-name="P11">Desafios econômicos e tendências: as mudanças na economia global e as tendências de mercado estão afetando a forma como as empresas gerenciam seus funcionários, desde a remuneração e benefícios até o desenvolvimento de liderança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22:39:44.204155482</meta:creation-date>
    <dc:date>2023-03-27T22:48:01.085295010</dc:date>
    <meta:editing-duration>PT3M24S</meta:editing-duration>
    <meta:editing-cycles>1</meta:editing-cycles>
    <meta:document-statistic meta:table-count="0" meta:image-count="0" meta:object-count="0" meta:page-count="2" meta:paragraph-count="15" meta:word-count="476" meta:character-count="3144" meta:non-whitespace-character-count="2694"/>
    <meta:generator>LibreOffice/7.3.7.2$Linux_X86_64 LibreOffice_project/30$Build-2</meta:generator>
  </office:meta>
</office:document-meta>
</file>